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gr1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074cm" fo:min-width="1.1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561cm" fo:min-width="1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73cm" fo:min-width="1.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2.044cm" fo:min-width="3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923cm" fo:min-width="3.2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972cm" fo:min-width="3.8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2.261cm" fo:min-width="4.2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3" svg:width="4.283cm" svg:height="2.262cm" svg:x="5.95cm" svg:y="1.804cm"><text:p><text:s text:c="8"/>Web Crawling</text:p><draw:enhanced-geometry svg:viewBox="0 0 21600 21600" draw:type="rectangle" draw:enhanced-path="M 0 0 L 21600 0 21600 21600 0 21600 0 0 Z N"/></draw:custom-shape><draw:custom-shape text:anchor-type="paragraph" draw:z-index="1" draw:name="Shape2" draw:style-name="gr12" svg:width="3.85cm" svg:height="1.973cm" svg:x="2.919cm" svg:y="7.481cm"><text:p><text:s text:c="6"/>Web Browser</text:p><draw:enhanced-geometry svg:viewBox="0 0 21600 21600" draw:type="rectangle" draw:enhanced-path="M 0 0 L 21600 0 21600 21600 0 21600 0 0 Z N"/></draw:custom-shape><draw:custom-shape text:anchor-type="paragraph" draw:z-index="2" draw:name="Shape3" draw:style-name="gr11" svg:width="3.273cm" svg:height="1.923cm" svg:x="12.132cm" svg:y="7.65cm"><text:p><text:s text:c="3"/>Index building</text:p><draw:enhanced-geometry svg:viewBox="0 0 21600 21600" draw:type="rectangle" draw:enhanced-path="M 0 0 L 21600 0 21600 21600 0 21600 0 0 Z N"/></draw:custom-shape><draw:custom-shape text:anchor-type="paragraph" draw:z-index="3" draw:name="Shape4" draw:style-name="gr10" svg:width="3.031cm" svg:height="2.045cm" svg:x="8.091cm" svg:y="12.435cm"><text:p><text:s text:c="5"/>Calculate </text:p><text:p><text:s text:c="5"/>relevancy</text:p><draw:enhanced-geometry svg:viewBox="0 0 21600 21600" draw:type="rectangle" draw:enhanced-path="M 0 0 L 21600 0 21600 21600 0 21600 0 0 Z N"/></draw:custom-shape><draw:custom-shape text:anchor-type="paragraph" draw:z-index="4" draw:name="Shape5" draw:style-name="gr9" svg:width="1.541cm" svg:height="1.731cm" svg:x="14.97cm" svg:y="12.412cm"><text:p><text:s text:c="3"/>DB</text:p><draw:enhanced-geometry svg:viewBox="0 0 21600 21600" draw:type="rectangle" draw:enhanced-path="M 0 0 L 21600 0 21600 21600 0 21600 0 0 Z N"/></draw:custom-shape><draw:custom-shape text:anchor-type="paragraph" draw:z-index="5" draw:name="Shape6" draw:style-name="gr8" svg:width="1.493cm" svg:height="0.795cm" svg:x="14.97cm" svg:y="11.9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7" draw:style-name="gr6" draw:text-style-name="P2" svg:x1="9.005cm" svg:y1="4.186cm" svg:x2="12.734cm" svg:y2="7.049cm"><text:p/></draw:line><draw:line text:anchor-type="paragraph" draw:z-index="7" draw:name="Shape8" draw:style-name="gr6" draw:text-style-name="P2" svg:x1="6.985cm" svg:y1="7.962cm" svg:x2="11.892cm" svg:y2="8.154cm"><text:p/></draw:line><draw:line text:anchor-type="paragraph" draw:z-index="8" draw:name="Shape9" draw:style-name="gr6" draw:text-style-name="P2" svg:x1="7.754cm" svg:y1="13.229cm" svg:x2="5.637cm" svg:y2="9.837cm"><text:p/></draw:line><draw:line text:anchor-type="paragraph" draw:z-index="9" draw:name="Shape10" draw:style-name="gr6" draw:text-style-name="P2" svg:x1="13.263cm" svg:y1="9.91cm" svg:x2="11.386cm" svg:y2="12.773cm"><text:p/></draw:line><draw:line text:anchor-type="paragraph" draw:z-index="10" draw:name="Shape11" draw:style-name="gr6" draw:text-style-name="P2" svg:x1="15.522cm" svg:y1="9.885cm" svg:x2="15.716cm" svg:y2="11.786cm"><text:p/></draw:line><draw:custom-shape text:anchor-type="paragraph" draw:z-index="11" draw:name="Shape12" draw:style-name="gr7" svg:width="1.588cm" svg:height="1.516cm" svg:x="-0.593cm" svg:y="7.842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12" draw:name="Shape13" draw:style-name="gr6" draw:text-style-name="P2" svg:x1="1.429cm" svg:y1="8.564cm" svg:x2="2.775cm" svg:y2="8.564cm"><text:p/></draw:line><draw:frame text:anchor-type="paragraph" draw:z-index="13" draw:name="Shape14" draw:style-name="gr5" draw:text-style-name="P1" svg:width="1.853cm" svg:height="0.625cm" svg:x="-0.256cm" svg:y="9.622cm"><draw:text-box><text:p>User</text:p></draw:text-box></draw:frame><draw:frame text:anchor-type="paragraph" draw:z-index="14" draw:name="Shape15" draw:style-name="gr4" draw:text-style-name="P1" svg:width="3.513cm" svg:height="0.675cm" svg:x="11.628cm" svg:y="4.882cm"><draw:text-box><text:p>Web pages</text:p></draw:text-box></draw:frame><draw:frame text:anchor-type="paragraph" draw:z-index="15" draw:name="Shape16" draw:style-name="gr1" draw:text-style-name="P1" svg:width="3.343cm" svg:height="0.507cm" svg:x="7.731cm" svg:y="7.456cm"><draw:text-box><text:p>Search query</text:p></draw:text-box></draw:frame><draw:frame text:anchor-type="paragraph" draw:z-index="16" draw:name="Shape17" draw:style-name="gr3" draw:text-style-name="P1" svg:width="2.936cm" svg:height="0.77cm" svg:x="7.826cm" svg:y="8.371cm"><draw:text-box><text:p>Http req.</text:p></draw:text-box></draw:frame><draw:frame text:anchor-type="paragraph" draw:z-index="17" draw:name="Shape18" draw:style-name="gr2" draw:text-style-name="P1" svg:width="2.07cm" svg:height="0.976cm" svg:x="5.445cm" svg:y="10.848cm"><draw:text-box><text:p>Results</text:p><text:p>Html page</text:p></draw:text-box></draw:frame><draw:frame text:anchor-type="paragraph" draw:z-index="18" draw:name="Shape19" draw:style-name="gr1" draw:text-style-name="P1" svg:width="1.925cm" svg:height="0.507cm" svg:x="12.035cm" svg:y="10.583cm"><draw:text-box><text:p>weblink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6:49:17.680965517</meta:creation-date>
    <dc:date>2022-03-28T16:55:38.537108979</dc:date>
    <meta:editing-duration>PT6M2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